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heberrecht</text:p>
      <text:p text:style-name="P2"><text:tab/>-Entsteht mit der Erschaffung des Werkes</text:p>
      <text:p text:style-name="P2"><text:tab/>-Urheber ist Erschaffer</text:p>
      <text:p text:style-name="P2"><text:tab/>-liegt is 70 Jahre nach dem Tod noch vor</text:p>
      <text:p text:style-name="P2"><text:tab/>-Computerprogramme sind urheberrechtlich geschützt</text:p>
      <text:p text:style-name="P2"><text:tab/>-Es gibt ein Welturheberrechtsabkommen</text:p>
      <text:p text:style-name="P2"><text:tab/>-Jeder Urheber und nur der Urheber darf bestimmen wie das Werk veröffentlicht wird </text:p>
      <text:p text:style-name="P2"><text:tab/><text:tab/>-z.B. Bild muss 5cm tiefer hängen sagt der fotograf zum aussteller</text:p>
      <text:p text:style-name="P2"><text:tab/>-Erwerber eines Werkes drf das veröffentlichen unabhängig vom urheber und ob ers schon <text:tab/>veröffentlicht hat</text:p>
      <text:p text:style-name="P1">Bei Computerprogrammen:</text:p>
      <text:p text:style-name="P2"><text:tab/>-Wenns nur ergänzt ist, ist es nicht deins</text:p>
      <text:p text:style-name="P2"><text:tab/><text:tab/>-Also wenn Library nur minimal ergänzt wird</text:p>
      <text:p text:style-name="P2"><text:tab/>-Wenn eigene Leistung im Mittelpunkt steht der Leistung, kann man auch libs benutzen.</text:p>
      <text:p text:style-name="P1">2 Vorraussetzungen:</text:p>
      <text:p text:style-name="P2"><text:tab/>-persönlich geistige Schöpfung</text:p>
      <text:p text:style-name="P2"><text:tab/>-muss Geistige Schöpfung sein</text:p>
      <text:p text:style-name="P1">Miturheberschaft:</text:p>
      <text:p text:style-name="P2"><text:tab/>-wird man schneller als man denkt</text:p>
      <text:p text:style-name="P2"><text:tab/>-haben mehrere ein Werk gemeinsam geschaffen und sich die Beiträge nicht trennen lassen, <text:tab/>ist jeder Miturheber</text:p>
      <text:p text:style-name="P2"><text:tab/>-Wenn einer kein commerce will, kann keiner commerce</text:p>
      <text:p text:style-name="P1">Copyright:</text:p>
      <text:p text:style-name="P2"><text:tab/>-Gibts im deutschen Recth nicht</text:p>
      <text:p text:style-name="P2"><text:tab/>-Wird trotzdem anerkannt</text:p>
      <text:p text:style-name="P1">Urheberpersönlichkeitsrechte:</text:p>
      <text:p text:style-name="P2"><text:tab/>-"Bauchpinselrechte"</text:p>
      <text:p text:style-name="P2"><text:tab/>-mehr Ideal Rechte</text:p>
      <text:p text:style-name="P1">Verwertungsrechte:</text:p>
      <text:p text:style-name="P2"><text:tab/>-Gehts um Geld</text:p>
      <text:p text:style-name="P2"><text:tab/>-sind Materielle Rechte</text:p>
      <text:p text:style-name="P2"><text:tab/>-Vortrags Aufführungs und Vorführungsrecht</text:p>
      <text:p text:style-name="P1">Recht auf Anerkenung der Urheberschaft:</text:p>
      <text:p text:style-name="P2"><text:tab/>-ob und wie der name auf das Werk kommt darf der Urheber entscheiden</text:p>
      <text:p text:style-name="P2"><text:tab/>-muss aber üblich sein</text:p>
      <text:p text:style-name="P1">Entstellungsverbot:</text:p>
      <text:p text:style-name="P1"><text:span text:style-name="T1"><text:tab/>-Der Urheber hat das Recht eine Entstellung oder andere Beeinträchtigung senes Werkes zu <text:tab/>verbieten, das geeignet ist seine interessen am Werk zu gefärden</text:span></text:p>
      <text:p text:style-name="P1"><text:span text:style-name="T1"><text:tab/>-Geringste Veränderung an Original ist bereits Entstellung</text:span></text:p>
      <text:p text:style-name="P1"><text:span text:style-name="T1"><text:tab/>-Wenn dann so, dass man das Original nicht mehr erkennt</text:span></text:p>
      <text:p text:style-name="P1"><text:span text:style-name="T1"/></text:p>
      <text:p text:style-name="P1">Körperliche Rechte:</text:p>
      <text:p text:style-name="P1"><text:span text:style-name="T1"><text:tab/>-Vervielfältigungsrecht</text:span></text:p>
      <text:p text:style-name="P1"><text:span text:style-name="T1"><text:tab/>-Ausstellungsrecht</text:span></text:p>
      <text:p text:style-name="P2"/>
      <text:p text:style-name="P1">Sanktionen:</text:p>
      <text:p text:style-name="P2"><text:tab/>-Erstmal wird man abgemahnt</text:p>
      <text:p text:style-name="P2"><text:tab/>-Urheber hat Unterlassungsanspruch, wenns gegen seinen Willen veröffentlicht wurde</text:p>
      <text:p text:style-name="P2"><text:tab/>-Schadenersatzansprüche</text:p>
      <text:p text:style-name="P2"><text:tab/><text:tab/>-Materieller Schaden kommt davon, dass man was auch immer man veröffentlicht <text:tab/><text:tab/>hat kaufen müsste</text:p>
      <text:p text:style-name="P2"/>
      <text:p text:style-name="P1"><text:soft-page-break/>Übertragung von Nutzungsrechten:</text:p>
      <text:p text:style-name="P1"><text:tab/><text:span text:style-name="T1">-Man kann nicht das Urhebersein übertragen</text:span></text:p>
      <text:p text:style-name="P1"><text:span text:style-name="T1"><text:tab/>-§31 Man kann Nutzung übertragen</text:span></text:p>
      <text:p text:style-name="P1"><text:span text:style-name="T1"><text:tab/>-Meisten Nutzungsverträge sind in DT noch mündlich</text:span></text:p>
      <text:p text:style-name="P1"><text:span text:style-name="T1"><text:tab/>-Nutzungsarten sind in sich geschlossene eigene wirtschaftliche verwertungsmöglichkeiten</text:span></text:p>
      <text:p text:style-name="P1"><text:span text:style-name="T1"><text:tab/>-Der Urheber überträgt für alle bekannten und nicht bekannten Nutzungsarten seine Rechte</text:span></text:p>
      <text:p text:style-name="P1"><text:span text:style-name="T1"><text:tab/><text:tab/>-Wie mans machen sollte</text:span></text:p>
      <text:p text:style-name="P1"><text:span text:style-name="T1"><text:tab/>-1. Prüfe auf welche Nutzungsarten das werk genutzt werden soll</text:span></text:p>
      <text:p text:style-name="P1"><text:span text:style-name="T1"><text:tab/>-2.Prüfe welche Verwertungsrechte übretragen werden sollen</text:span></text:p>
      <text:p text:style-name="P1"><text:span text:style-name="T1"><text:tab/>-3.Prüf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9M20S</meta:editing-duration>
    <meta:editing-cycles>34</meta:editing-cycles>
    <meta:generator>OpenOffice.org/3.4.1$Win32 OpenOffice.org_project/341m1$Build-9593</meta:generator>
    <dc:date>2015-06-19T13:41:45</dc:date>
    <meta:document-statistic meta:table-count="0" meta:image-count="0" meta:object-count="0" meta:page-count="2" meta:paragraph-count="55" meta:word-count="319" meta:character-count="2415"/>
    <meta:user-defined meta:name="Info 1"/>
    <meta:user-defined meta:name="Info 2"/>
    <meta:user-defined meta:name="Info 3"/>
    <meta:user-defined meta:name="Info 4"/>
  </office:meta>
</office:document-meta>
</file>